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FRAU (Antonia) 2. Str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09:34:55.08</meta:creation-date>
    <dc:date>2018-07-31T09:36:18.12</dc:date>
    <meta:editing-duration>PT1M24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1" meta:word-count="5" meta:character-count="28"/>
  </office:meta>
</office:document-meta>
</file>